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F8820000B4DE0000401458987DA90D1B1B59.svg" manifest:media-type="image/svg+xml"/>
  <manifest:file-entry manifest:full-path="Pictures/1000F8DA0000B4DE000040146B6A94541C39C7C2.svg" manifest:media-type="image/svg+xml"/>
  <manifest:file-entry manifest:full-path="Pictures/1000F8810000B4DE000040143E9A6E645B34960A.svg" manifest:media-type="image/svg+xml"/>
  <manifest:file-entry manifest:full-path="Pictures/10000201000004A4000001A555FA5142A3FF61CE.png" manifest:media-type="image/png"/>
  <manifest:file-entry manifest:full-path="Pictures/1000F8800000B4DE000040147E649136727A1D65.svg" manifest:media-type="image/svg+xml"/>
  <manifest:file-entry manifest:full-path="Pictures/10000201000004A4000001A5AB751E3FD2E54D54.png" manifest:media-type="image/png"/>
  <manifest:file-entry manifest:full-path="Pictures/10000201000004A4000001A5345EDDC3A194FE02.png" manifest:media-type="image/png"/>
  <manifest:file-entry manifest:full-path="Pictures/10000201000004A4000001A5B37291241A7CC547.png" manifest:media-type="image/png"/>
  <manifest:file-entry manifest:full-path="Pictures/1000F8810000B4DE00004014E9472ADA7EC95CC6.svg" manifest:media-type="image/svg+xml"/>
  <manifest:file-entry manifest:full-path="Pictures/10000201000004A4000001A561A09703B3C98212.png" manifest:media-type="image/png"/>
  <manifest:file-entry manifest:full-path="Pictures/1000F8820000B4DE00004014AA93975645B53633.svg" manifest:media-type="image/svg+xml"/>
  <manifest:file-entry manifest:full-path="Pictures/10000201000004A4000001A580BF11BB5610503B.png" manifest:media-type="image/png"/>
  <manifest:file-entry manifest:full-path="Pictures/10000201000004A4000001A5698334B17802F71A.png" manifest:media-type="image/png"/>
  <manifest:file-entry manifest:full-path="Pictures/1000F8800000B4DE000040143F40070076D6DA4F.svg" manifest:media-type="image/svg+xml"/>
  <manifest:file-entry manifest:full-path="Pictures/1000F87F0000B4DE00004014D4483D2FFAA19305.svg" manifest:media-type="image/svg+xml"/>
  <manifest:file-entry manifest:full-path="Pictures/10000201000004A4000001A57B01127808168958.png" manifest:media-type="image/png"/>
  <manifest:file-entry manifest:full-path="Pictures/1000F8860000B4DE000040147E56A0D45EA16EA2.svg" manifest:media-type="image/svg+xml"/>
  <manifest:file-entry manifest:full-path="Pictures/1000F8800000B4DE00004014E505123697BC8F36.svg" manifest:media-type="image/svg+xml"/>
  <manifest:file-entry manifest:full-path="Pictures/10000201000004A4000001A58AC4AC11AA0E19EF.png" manifest:media-type="image/png"/>
  <manifest:file-entry manifest:full-path="Pictures/1000F8810000B4DE000040140EE4E5E80A151450.svg" manifest:media-type="image/svg+xml"/>
  <manifest:file-entry manifest:full-path="Pictures/10000201000004A4000001A572B718C25AE8F028.png" manifest:media-type="image/png"/>
  <manifest:file-entry manifest:full-path="Pictures/10000201000004A4000001A5F630B545F21A79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9.918cm" svg:x="0.038cm" svg:y="2.95cm">
          <draw:image xlink:href="Pictures/1000F8DA0000B4DE000040146B6A94541C39C7C2.svg" xlink:type="simple" xlink:show="embed" xlink:actuate="onLoad" draw:mime-type="image/svg+xml">
            <text:p/>
          </draw:image>
          <draw:image xlink:href="Pictures/10000201000004A4000001A555FA5142A3FF61CE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7.999cm" svg:height="9.918cm" svg:x="0.038cm" svg:y="2.95cm">
          <draw:image xlink:href="Pictures/1000F8800000B4DE000040147E649136727A1D65.svg" xlink:type="simple" xlink:show="embed" xlink:actuate="onLoad" draw:mime-type="image/svg+xml">
            <text:p/>
          </draw:image>
          <draw:image xlink:href="Pictures/10000201000004A4000001A5345EDDC3A194FE02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3" draw:layer="layout" svg:width="27.999cm" svg:height="9.918cm" svg:x="0.038cm" svg:y="2.95cm">
          <draw:image xlink:href="Pictures/1000F8810000B4DE00004014E9472ADA7EC95CC6.svg" xlink:type="simple" xlink:show="embed" xlink:actuate="onLoad" draw:mime-type="image/svg+xml">
            <text:p/>
          </draw:image>
          <draw:image xlink:href="Pictures/10000201000004A4000001A5AB751E3FD2E54D54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3" draw:layer="layout" svg:width="27.999cm" svg:height="9.918cm" svg:x="0.038cm" svg:y="2.95cm">
          <draw:image xlink:href="Pictures/1000F8810000B4DE000040143E9A6E645B34960A.svg" xlink:type="simple" xlink:show="embed" xlink:actuate="onLoad" draw:mime-type="image/svg+xml">
            <text:p/>
          </draw:image>
          <draw:image xlink:href="Pictures/10000201000004A4000001A5B37291241A7CC547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3" draw:layer="layout" svg:width="27.999cm" svg:height="9.918cm" svg:x="0.038cm" svg:y="2.95cm">
          <draw:image xlink:href="Pictures/1000F8820000B4DE0000401458987DA90D1B1B59.svg" xlink:type="simple" xlink:show="embed" xlink:actuate="onLoad" draw:mime-type="image/svg+xml">
            <text:p/>
          </draw:image>
          <draw:image xlink:href="Pictures/10000201000004A4000001A561A09703B3C98212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3" draw:layer="layout" svg:width="27.999cm" svg:height="9.918cm" svg:x="0.038cm" svg:y="2.95cm">
          <draw:image xlink:href="Pictures/1000F8820000B4DE00004014AA93975645B53633.svg" xlink:type="simple" xlink:show="embed" xlink:actuate="onLoad" draw:mime-type="image/svg+xml">
            <text:p/>
          </draw:image>
          <draw:image xlink:href="Pictures/10000201000004A4000001A5698334B17802F71A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3" draw:layer="layout" svg:width="27.999cm" svg:height="9.918cm" svg:x="0.038cm" svg:y="2.95cm">
          <draw:image xlink:href="Pictures/1000F87F0000B4DE00004014D4483D2FFAA19305.svg" xlink:type="simple" xlink:show="embed" xlink:actuate="onLoad" draw:mime-type="image/svg+xml">
            <text:p/>
          </draw:image>
          <draw:image xlink:href="Pictures/10000201000004A4000001A57B01127808168958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3" draw:layer="layout" svg:width="27.999cm" svg:height="9.918cm" svg:x="0.038cm" svg:y="2.95cm">
          <draw:image xlink:href="Pictures/1000F8860000B4DE000040147E56A0D45EA16EA2.svg" xlink:type="simple" xlink:show="embed" xlink:actuate="onLoad" draw:mime-type="image/svg+xml">
            <text:p/>
          </draw:image>
          <draw:image xlink:href="Pictures/10000201000004A4000001A580BF11BB5610503B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" draw:text-style-name="P3" draw:layer="layout" svg:width="27.999cm" svg:height="9.918cm" svg:x="0.038cm" svg:y="2.95cm">
          <draw:image xlink:href="Pictures/1000F8800000B4DE00004014E505123697BC8F36.svg" xlink:type="simple" xlink:show="embed" xlink:actuate="onLoad" draw:mime-type="image/svg+xml">
            <text:p/>
          </draw:image>
          <draw:image xlink:href="Pictures/10000201000004A4000001A58AC4AC11AA0E19EF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1" draw:text-style-name="P3" draw:layer="layout" svg:width="27.999cm" svg:height="9.918cm" svg:x="0.038cm" svg:y="2.95cm">
          <draw:image xlink:href="Pictures/1000F8810000B4DE000040140EE4E5E80A151450.svg" xlink:type="simple" xlink:show="embed" xlink:actuate="onLoad" draw:mime-type="image/svg+xml">
            <text:p/>
          </draw:image>
          <draw:image xlink:href="Pictures/10000201000004A4000001A572B718C25AE8F028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" draw:text-style-name="P3" draw:layer="layout" svg:width="27.999cm" svg:height="9.918cm" svg:x="0.038cm" svg:y="2.95cm">
          <draw:image xlink:href="Pictures/1000F8800000B4DE000040143F40070076D6DA4F.svg" xlink:type="simple" xlink:show="embed" xlink:actuate="onLoad" draw:mime-type="image/svg+xml">
            <text:p/>
          </draw:image>
          <draw:image xlink:href="Pictures/10000201000004A4000001A5F630B545F21A795D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tandard" style:page-layout-name="PM1" draw:style-name="Mdp1">
      <draw:frame presentation:style-name="Standard-title" draw:layer="backgroundobjects" svg:width="25.199cm" svg:height="2.629cm" svg:x="1.399cm" svg:y="0.627cm" presentation:class="title" presentation:placeholder="true">
        <draw:text-box/>
      </draw:frame>
      <draw:frame presentation:style-name="Standard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5T08:46:31.543000000</meta:creation-date>
    <meta:editing-duration>PT4M24S</meta:editing-duration>
    <meta:editing-cycles>2</meta:editing-cycles>
    <meta:generator>LibreOffice/7.1.3.2$Windows_X86_64 LibreOffice_project/47f78053abe362b9384784d31a6e56f8511eb1c1</meta:generator>
    <dc:date>2021-08-25T08:50:34.812000000</dc:date>
    <dc:creator>Susanne Datzko</dc:creator>
    <meta:document-statistic meta:object-count="54"/>
  </office:meta>
</office:document-meta>
</file>